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300000116AF305367.png" manifest:media-type="image/png"/>
  <manifest:file-entry manifest:full-path="Pictures/10000201000002DD000000F89418C395.png" manifest:media-type="image/png"/>
  <manifest:file-entry manifest:full-path="Pictures/10000201000001820000009EE4846C63.png" manifest:media-type="image/png"/>
  <manifest:file-entry manifest:full-path="Pictures/10000201000002D30000034BAF23A6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f104e"/>
    </style:style>
    <style:style style:name="P2" style:family="paragraph" style:parent-style-name="Heading_20_1">
      <style:text-properties officeooo:paragraph-rsid="001d3578"/>
    </style:style>
    <style:style style:name="P3" style:family="paragraph" style:parent-style-name="Heading_20_3">
      <style:text-properties officeooo:paragraph-rsid="001f104e"/>
    </style:style>
    <style:style style:name="P4" style:family="paragraph" style:parent-style-name="Heading_20_3">
      <style:paragraph-properties fo:break-before="page"/>
      <style:text-properties officeooo:paragraph-rsid="001f104e"/>
    </style:style>
    <style:style style:name="P5" style:family="paragraph" style:parent-style-name="Heading_20_2">
      <style:paragraph-properties fo:break-before="page"/>
    </style:style>
    <style:style style:name="P6" style:family="paragraph" style:parent-style-name="Header">
      <style:text-properties officeooo:rsid="001d3578" officeooo:paragraph-rsid="001d3578"/>
    </style:style>
    <style:style style:name="P7" style:family="paragraph" style:parent-style-name="Title">
      <style:text-properties fo:font-size="36pt" officeooo:paragraph-rsid="001d3578" style:font-size-asian="36pt" style:font-size-complex="36pt"/>
    </style:style>
    <style:style style:name="T1" style:family="text">
      <style:text-properties officeooo:rsid="001f104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mart Folder</text:p>
      <text:h text:style-name="P2" text:outline-level="1">Architecture</text:h>
      <text:p text:style-name="Text_20_body">Nous avons décidé de diviser notre programme selon les modules suivants :</text:p>
      <text:p text:style-name="Text_20_body"><draw:frame draw:style-name="fr1" draw:name="Image1" text:anchor-type="paragraph" svg:width="16.055cm" svg:height="18.761cm" draw:z-index="0"><draw:image xlink:href="Pictures/10000201000002D30000034BAF23A62E.png" xlink:type="simple" xlink:show="embed" xlink:actuate="onLoad"/></draw:frame></text:p>
      <text:h text:style-name="Heading_20_2" text:outline-level="2"><text:soft-page-break/>Lecture des paramètres</text:h>
      <text:h text:style-name="Heading_20_3" text:outline-level="3">Parser</text:h>
      <text:p text:style-name="Text_20_body">Le parser se chargera de lire les arguments donnés à notre programme. Pour ce faire il utilisera la fonction : <text:span text:style-name="Source_20_Text">getopt_long</text:span>.</text:p>
      <text:p text:style-name="Text_20_body">Il devra permettre d’analyser les options suivantes :</text:p>
      <text:p text:style-name="Text_20_body">a) Nom du fichier correspondant exactement à une chaîne de caractères ou bien contenant une sous-chaîne de caractères ascii. <text:span text:style-name="Source_20_Text">-name exactname</text:span> ou <text:span text:style-name="Source_20_Text">-name_contain partOfName</text:span></text:p>
      <text:p text:style-name="Text_20_body">b) Taille de fichier plus grande, plus petite, ou égale à une valeur donnée. <text:span text:style-name="Source_20_Text">-size [+/-/RIEN]taille[unité]</text:span> ou <text:span text:style-name="Source_20_Text">unité = b(bytes),k (kilobytes),m(megabytes),g(gigabytes)</text:span></text:p>
      <text:p text:style-name="Text_20_body">c) Date de création/modification/utilisation du fichier plus ancienne, plus récente, ou égale à une valeur donnée. <text:span text:style-name="Source_20_Text">-date [+/-/RIEN]YYYY-MM-JJ[c/m/u]</text:span></text:p>
      <text:p text:style-name="Text_20_body">d) Propriétaire ou groupe propriétaire égal ou différent d'une valeur donnée. <text:span text:style-name="Source_20_Text">-owner[RIEN/NOT]]number[u/g]</text:span></text:p>
      <text:p text:style-name="Text_20_body">e) Droits d'accès du fichier correspondant à une valeur exacte donnée, ou contenant ou moins l'un des droits posés donnée ou tous les droits posés demandés. <text:span text:style-name="Source_20_Text">-perm “rwxrwxrwx”</text:span> [USER:READ/WRITE/EXEC][GROUP:...][OTHER…]</text:p>
      <text:p text:style-name="Text_20_body">f) Une expression booléenne combinant a) b) c) d) e) en implémentant par exemple un mécanisme similaire aux « opérateurs » de find(1). <text:span text:style-name="Source_20_Text">-and</text:span> <text:span text:style-name="Source_20_Text">-or</text:span> <text:span text:style-name="Source_20_Text">-not</text:span></text:p>
      <text:p text:style-name="Text_20_body">Il sera possible de combiner plusieurs opérations avec un <text:span text:style-name="Source_20_Text">-and</text:span> ou un <text:span text:style-name="Source_20_Text">-or</text:span>. Exemple : <text:span text:style-name="Source_20_Text">arg1 -and arg2 -or arg3 -and arg4</text:span> Il est également possible d’utiliser le contraire d’un argument en utilisant <text:span text:style-name="Source_20_Text">-not</text:span> Exemple : <text:span text:style-name="Source_20_Text">-not arg1</text:span> Le parser vérifie que l’arrangement des conditions et des opérateurs est correcte. Il stockera ces informations dans la structure de donnée qui est la suivante :</text:p>
      <text:p text:style-name="Text_20_body">Les informations seront stockées sous la forme suivante, avec un type par option (nom de fichier, taille, date de création, modification, etc...) :</text:p>
      <text:p text:style-name="Text_20_body"><draw:frame draw:style-name="fr1" draw:name="Image3" text:anchor-type="paragraph" svg:width="10.213cm" svg:height="4.18cm" draw:z-index="2"><draw:image xlink:href="Pictures/10000201000001820000009EE4846C63.png" xlink:type="simple" xlink:show="embed" xlink:actuate="onLoad"/></draw:frame></text:p>
      <text:h text:style-name="Heading_20_2" text:outline-level="2"/>
      <text:h text:style-name="P5" text:outline-level="2">Moteur de recherche</text:h>
      <text:h text:style-name="Heading_20_3" text:outline-level="3">Crawler</text:h>
      <text:p text:style-name="Text_20_body">Le Crawler est le module qui va s'occuper de lister tous les fichiers présents dans le dossier de recherche. Nous pensons utiliser la lib <text:span text:style-name="Source_20_Text">ftw.h</text:span> pour cela. Elle dispose de deux fonctions : <text:span text:style-name="Source_20_Text">int ftw(const char *path, int (*fn)(const char *, const struct stat *ptr, int flag), int ndirs)</text:span> et <text:span text:style-name="Source_20_Text">int nftw(const char *path, int (*fn)(const char *, const struct stat *, int, struct FTW *), int fd_limit, int flags)</text:span>. La différence entre ces deux fonctions est que <text:span text:style-name="Source_20_Text">nftw</text:span> prend un argument supplémentaire, un flag. Ces fonctions parcourent la hiérarchie des fichiers à partir du dossier <text:span text:style-name="Source_20_Text">path</text:span>. Pour chaque "objet" (dossier ou fichier), elles appellent la fonction <text:span text:style-name="Source_20_Text">fn</text:span>, fonction que nous devrons implémenter. Cette fonction <text:span text:style-name="Source_20_Text">fn</text:span> attend plusieurs paramètres : un pointer sur le tableau de char constituant le nom de l'objet et un pointeur sur une structure de type <text:span text:style-name="Source_20_Text">stat</text:span> (c'est ici que nous trouvons les infos sur l'objet). Dans <text:span text:style-name="Source_20_Text">fn</text:span> et <text:span text:style-name="Source_20_Text">nftw</text:span> nous trouvons aussi un argument "flag", qui permet de changer plusieurs options de parcours ou de connaître le type de l'objet parcouru. Pour plus de détails : <text:a xlink:type="simple" xlink:href="http://pubs.opengroup.org/onlinepubs/9699919799/">page de manuel ftw.h sur opengroup.org</text:a> et <text:a xlink:type="simple" xlink:href="https://linux.die.net/man/3/ftw">celle de linux.die.net</text:a></text:p>
      <text:h text:style-name="Heading_20_3" text:outline-level="3">Filter</text:h>
      <text:p text:style-name="Text_20_body">Le filtre teste chaque fichier et indique s’il correspond aux critères demandés. Si c’est le cas, il appelle le HashTable qui s’occupera de la suite des opérations. Il utilise la structure de donnée générée par le parser. </text:p>
      <text:p text:style-name="Text_20_body"><draw:frame draw:style-name="fr2" draw:name="Image2" text:anchor-type="paragraph" svg:width="17cm" svg:height="5.75cm" draw:z-index="1"><draw:image xlink:href="Pictures/10000201000002DD000000F89418C395.png" xlink:type="simple" xlink:show="embed" xlink:actuate="onLoad"/></draw:frame></text:p>
      <text:p text:style-name="Text_20_body">L'information sera représentée sous la forme d'un tableau avec les arguments et les opérateur<text:span text:style-name="T1">s</text:span>. Les arguments seront testés et le tableau sera parcouru afin de savoir si notre fichier passe le filtre en fonction des opérations.</text:p>
      <text:h text:style-name="Heading_20_3" text:outline-level="3"><draw:frame draw:style-name="fr3" draw:name="Image4" text:anchor-type="paragraph" svg:width="12.779cm" svg:height="7.355cm" draw:z-index="3"><draw:image xlink:href="Pictures/10000201000001E300000116AF305367.png" xlink:type="simple" xlink:show="embed" xlink:actuate="onLoad"/></draw:frame><text:soft-page-break/>HashTable</text:h>
      <text:p text:style-name="Text_20_body">La HashTable est une table des fichiers qui correspondent aux critères. Elle est remplie par le filtre. Le linker est appelé uniquement si le fichier n’est pas présent dans cette table. Dans le cas où deux fichiers ont le même nom il n’y a pas de problèmes car ils sont discriminés par leur chemin complet.</text:p>
      <text:h text:style-name="Heading_20_3" text:outline-level="3">Linker</text:h>
      <text:p text:style-name="Text_20_body">Le rôle du Linker sera plus simple en comparaison des autres modules : il devra créer les liens symboliques (avec <text:span text:style-name="Source_20_Text">int symlink (const char *oldname, const char *newname)</text:span>, <text:span text:style-name="Source_20_Text">man 2 symlink</text:span>) des fichiers reçus du Filter et les stocker dans le search folder créé à cet effet.</text:p>
      <text:h text:style-name="Heading_20_3" text:outline-level="3">Daemon</text:h>
      <text:p text:style-name="Text_20_body">Toute cette partie Moteur de recherche devra tourner en tâche de fond. Une fois que le Parser aura terminé son travail, il n'aura plus de raison de s'exécuter.</text:p>
      <text:h text:style-name="Heading_20_2" text:outline-level="2">Couche système</text:h>
      <text:h text:style-name="Heading_20_3" text:outline-level="3">Logger</text:h>
      <text:p text:style-name="P1">Le Logger sera utilisé pour tout ce qui est affichage sur les flux standards. Il pourra être déscativé au besoin. Il attendra comme arguments le niveau de priorité de messages qui doivent être affichés.</text:p>
      <text:h text:style-name="P3" text:outline-level="3"/>
      <text:h text:style-name="P4" text:outline-level="3">Wrapper</text:h>
      <text:p text:style-name="Text_20_body">Ce module sert de "lien" entre les appels systèmes et les fonctions du programme. En effet, plutôt que d'appeler directement les fonctions système, nous ferons appel aux fonctions du module qui elles-mêmes appeleront les fonctions système. Ainsi, le programme pourrait être porté sur un autre système (il n'y aurait que le Wrapper à adapter pratiquement) et il gagne en modularité et lisibilité.</text:p>
      <text:h text:style-name="Heading_20_2" text:outline-level="2">Sources</text:h>
      <text:p text:style-name="Text_20_body"><text:a xlink:type="simple" xlink:href="http://stackoverflow.com/questions/10323060/printing-file-permissions-like-ls-l-using-stat2-in-c">http://stackoverflow.com/questions/10323060/printing-file-permissions-like-ls-l-using-stat2-in-c</text:a> <text:a xlink:type="simple" xlink:href="http://www.computerhope.com/unix/ufind.htm">http://www.computerhope.com/unix/ufind.htm</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3578" officeooo:paragraph-rsid="001d357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atthieu Constant et Steven Liatti<text:tab/>ITI 2ème année<text:tab/> Programmation des systèmes</text:p>
      </style:header>
      <style:footer>
        <text:p text:style-name="Footer"><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liatti </meta:initial-creator>
    <meta:creation-date>2016-12-21T14:34:18.547415371</meta:creation-date>
    <dc:date>2016-12-21T15:02:03.717446040</dc:date>
    <dc:creator>steven.liatti </dc:creator>
    <meta:editing-duration>PT12M3S</meta:editing-duration>
    <meta:editing-cycles>3</meta:editing-cycles>
    <meta:generator>LibreOffice/4.2.8.2$Linux_X86_64 LibreOffice_project/420m0$Build-2</meta:generator>
    <meta:document-statistic meta:table-count="0" meta:image-count="4" meta:object-count="0" meta:page-count="5" meta:paragraph-count="36" meta:word-count="782" meta:character-count="5007" meta:non-whitespace-character-count="4258"/>
  </office:meta>
</office:document-meta>
</file>